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westurner.org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org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org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2014: WRD R&amp;D Documentation</text:h><text:p text:style-name="rststyle-lineblock1">Web: https://wrdrd.com/docs/</text:p><text:p text:style-name="rststyle-lineblock1">Src: https://github.com/wrdrd/docs</text:p><text:p text:style-name="rststyle-textbody">An outline of notes and points
written in ReStructuredText.</text:p><text:list text:style-name="rststyle-bulletlist"><text:list-item><text:p text:style-name="rststyle-bulletitem">Tools Docs:
https://wrdrd.com/docs/tools/</text:p></text:list-item></text:list></text:section><text:section text:name="Section34" text:style-name="Sect3"><text:h text:outline-level="3" text:style-name="rststyle-heading3">2015: elasticsearchjsonld</text:h><text:p text:style-name="rststyle-lineblock1">Src: https://github.com/westurner/elasticsearchjsonld</text:p><text:p text:style-name="rststyle-textbody">Generate JSON-LD @contexts from ElasticSearch JSON Mappings</text:p></text:section><text:section text:name="Section35" text:style-name="Sect3"><text:h text:outline-level="3" text:style-name="rststyle-heading3">2015: Pgs</text:h><text:p text:style-name="rststyle-lineblock1">Src: https://github.com/westurner/pgs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7" text:style-name="Sect3"><text:h text:outline-level="3" text:style-name="rststyle-heading3">Dotfiles</text:h><text:p text:style-name="rststyle-lineblock1">https://westurner.org/dotfiles/</text:p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38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westurner.org/wiki/contributions</text:p></text:section></text:section><text:section text:name="Section39" text:style-name="Sect2"><text:h text:outline-level="2" text:style-name="rststyle-heading2">Contact Information</text:h><text:p text:style-name="rststyle-lineblock1">Homepage: westurner.org</text:p><text:p text:style-name="rststyle-lineblock1">LinkedIn: linkedin.com/in/westurner</text:p><text:p text:style-name="rststyle-lineblock1">Twitter: @westurner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6-03-08T14:40:54</meta:creation-date>
    <dc:creator>wturner</dc:creator>
    <dc:date>2016-03-08T14:40:54</dc:date>
    <dc:language>en-US</dc:language>
    <meta:editing-cycles>1</meta:editing-cycles>
    <meta:editing-duration>PT00M01S</meta:editing-duration>
    <dc:title>[no title]</dc:title>
  </office:meta>
</office:document-meta>
</file>